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293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atrixing options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Desire 64 knobs</text:p>
          </table:table-cell>
          <table:table-cell table:number-columns-repeated="6"/>
          <table:table-cell office:value-type="string">
            <text:p>Uses 3k quantity pricing from digike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Mux depth</text:p>
          </table:table-cell>
          <table:table-cell office:value-type="string">
            <text:p>Level 0</text:p>
          </table:table-cell>
          <table:table-cell office:value-type="string">
            <text:p>Level 1</text:p>
          </table:table-cell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Ain consumed</text:p>
          </table:table-cell>
          <table:table-cell office:value-type="string">
            <text:p>Muxes used</text:p>
          </table:table-cell>
          <table:table-cell office:value-type="string">
            <text:p>Price/mux</text:p>
          </table:table-cell>
          <table:table-cell office:value-type="string">
            <text:p>total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formula="of:=[.C5]+[.D5]+[.E5]+[.F5]" office:value-type="float" office:value="60">
            <text:p>60</text:p>
          </table:table-cell>
          <table:table-cell table:style-name="ce1" office:value-type="currency" office:currency="USD" office:value="0.3">
            <text:p>$0.30</text:p>
          </table:table-cell>
          <table:table-cell table:formula="of:=[.I5]*[.H5]" office:value-type="currency" office:currency="USD" office:value="18">
            <text:p>$18.0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C6]+[.D6]+[.E6]+[.F6]" office:value-type="float" office:value="20">
            <text:p>20</text:p>
          </table:table-cell>
          <table:table-cell table:style-name="ce1" office:value-type="currency" office:currency="USD" office:value="0.23">
            <text:p>$0.23</text:p>
          </table:table-cell>
          <table:table-cell table:formula="of:=[.I6]*[.H6]" office:value-type="currency" office:currency="USD" office:value="4.6">
            <text:p>$4.60</text:p>
          </table:table-cell>
        </table:table-row>
        <table:table-row table:style-name="ro1">
          <table:table-cell/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C7]+[.D7]+[.E7]+[.F7]" office:value-type="float" office:value="9">
            <text:p>9</text:p>
          </table:table-cell>
          <table:table-cell table:style-name="ce1" office:value-type="currency" office:currency="USD" office:value="0.63">
            <text:p>$0.63</text:p>
          </table:table-cell>
          <table:table-cell table:formula="of:=[.I7]*[.H7]" office:value-type="currency" office:currency="USD" office:value="5.67">
            <text:p>$5.67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f:=[.C8]+[.D8]+[.E8]+[.F8]" office:value-type="float" office:value="4">
            <text:p>4</text:p>
          </table:table-cell>
          <table:table-cell table:style-name="ce1" office:value-type="currency" office:currency="USD" office:value="3.5">
            <text:p>$3.50</text:p>
          </table:table-cell>
          <table:table-cell table:formula="of:=[.I8]*[.H8]" office:value-type="currency" office:currency="USD" office:value="14">
            <text:p>$14.00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[.C9]+[.D9]+[.E9]+[.F9]" office:value-type="float" office:value="2">
            <text:p>2</text:p>
          </table:table-cell>
          <table:table-cell table:style-name="ce1" office:value-type="currency" office:currency="USD" office:value="4.3">
            <text:p>$4.30</text:p>
          </table:table-cell>
          <table:table-cell table:formula="of:=[.I9]*[.H9]" office:value-type="currency" office:currency="USD" office:value="8.6">
            <text:p>$8.60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C10]+[.D10]+[.E10]+[.F10]" office:value-type="float" office:value="1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M74HC4052RM13TR</text:p>
          </table:table-cell>
          <table:table-cell/>
          <table:table-cell office:value-type="string">
            <text:p>Part 11141</text:p>
          </table:table-cell>
          <table:table-cell table:style-name="ce1" office:value-type="currency" office:currency="USD" office:value="0.09">
            <text:p>$0.09</text:p>
          </table:table-cell>
          <table:table-cell table:number-columns-repeated="5"/>
        </table:table-row>
        <table:table-row table:style-name="ro1" table:number-rows-repeated="9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Price</text:p>
          </table:table-cell>
          <table:table-cell office:value-type="string">
            <text:p>Quantity</text:p>
          </table:table-cell>
          <table:table-cell office:value-type="string">
            <text:p>Sub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74HC4052RM13TR</text:p>
          </table:table-cell>
          <table:table-cell table:style-name="ce1" office:value-type="currency" office:currency="USD" office:value="0.09">
            <text:p>$0.09</text:p>
          </table:table-cell>
          <table:table-cell office:value-type="float" office:value="10">
            <text:p>10</text:p>
          </table:table-cell>
          <table:table-cell table:formula="of:=[.C24]*[.D24]" office:value-type="currency" office:currency="USD" office:value="0.9">
            <text:p>$0.90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7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4"/>
          <table:table-cell table:formula="of:=SUM([.E24:.E31])" office:value-type="currency" office:currency="USD" office:value="0.9">
            <text:p>$0.90</text:p>
          </table:table-cell>
          <table:table-cell table:number-columns-repeated="5"/>
        </table:table-row>
      </table:table>
      <table:table table:name="2x8x2x2" table:style-name="ta1" table:print="false"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string">
            <text:p>CTRL</text:p>
          </table:table-cell>
          <table:table-cell table:number-columns-repeated="3"/>
          <table:table-cell office:value-type="string">
            <text:p>Analog inpu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evel 0</text:p>
          </table:table-cell>
          <table:table-cell/>
          <table:table-cell office:value-type="string">
            <text:p>Level 1</text:p>
          </table:table-cell>
          <table:table-cell/>
          <table:table-cell office:value-type="string">
            <text:p>A0</text:p>
          </table:table-cell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A3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string">
            <text:p>K00</text:p>
          </table:table-cell>
          <table:table-cell office:value-type="string">
            <text:p>K16</text:p>
          </table:table-cell>
          <table:table-cell office:value-type="string">
            <text:p>K32</text:p>
          </table:table-cell>
          <table:table-cell office:value-type="string">
            <text:p>K48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01</text:p>
          </table:table-cell>
          <table:table-cell office:value-type="string">
            <text:p>K17</text:p>
          </table:table-cell>
          <table:table-cell office:value-type="string">
            <text:p>K33</text:p>
          </table:table-cell>
          <table:table-cell office:value-type="string">
            <text:p>K49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K02</text:p>
          </table:table-cell>
          <table:table-cell office:value-type="string">
            <text:p>K18</text:p>
          </table:table-cell>
          <table:table-cell office:value-type="string">
            <text:p>K34</text:p>
          </table:table-cell>
          <table:table-cell office:value-type="string">
            <text:p>K5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03</text:p>
          </table:table-cell>
          <table:table-cell office:value-type="string">
            <text:p>K19</text:p>
          </table:table-cell>
          <table:table-cell office:value-type="string">
            <text:p>K35</text:p>
          </table:table-cell>
          <table:table-cell office:value-type="string">
            <text:p>K51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K04</text:p>
          </table:table-cell>
          <table:table-cell office:value-type="string">
            <text:p>K20</text:p>
          </table:table-cell>
          <table:table-cell office:value-type="string">
            <text:p>K36</text:p>
          </table:table-cell>
          <table:table-cell office:value-type="string">
            <text:p>K52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K05</text:p>
          </table:table-cell>
          <table:table-cell office:value-type="string">
            <text:p>K21</text:p>
          </table:table-cell>
          <table:table-cell office:value-type="string">
            <text:p>K37</text:p>
          </table:table-cell>
          <table:table-cell office:value-type="string">
            <text:p>K53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K06</text:p>
          </table:table-cell>
          <table:table-cell office:value-type="string">
            <text:p>K22</text:p>
          </table:table-cell>
          <table:table-cell office:value-type="string">
            <text:p>K38</text:p>
          </table:table-cell>
          <table:table-cell office:value-type="string">
            <text:p>K54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K07</text:p>
          </table:table-cell>
          <table:table-cell office:value-type="string">
            <text:p>K23</text:p>
          </table:table-cell>
          <table:table-cell office:value-type="string">
            <text:p>K39</text:p>
          </table:table-cell>
          <table:table-cell office:value-type="string">
            <text:p>K55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K08</text:p>
          </table:table-cell>
          <table:table-cell office:value-type="string">
            <text:p>K24</text:p>
          </table:table-cell>
          <table:table-cell office:value-type="string">
            <text:p>K40</text:p>
          </table:table-cell>
          <table:table-cell office:value-type="string">
            <text:p>K56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K09</text:p>
          </table:table-cell>
          <table:table-cell office:value-type="string">
            <text:p>K25</text:p>
          </table:table-cell>
          <table:table-cell office:value-type="string">
            <text:p>K41</text:p>
          </table:table-cell>
          <table:table-cell office:value-type="string">
            <text:p>K57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K10</text:p>
          </table:table-cell>
          <table:table-cell office:value-type="string">
            <text:p>K26</text:p>
          </table:table-cell>
          <table:table-cell office:value-type="string">
            <text:p>K42</text:p>
          </table:table-cell>
          <table:table-cell office:value-type="string">
            <text:p>K58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K11</text:p>
          </table:table-cell>
          <table:table-cell office:value-type="string">
            <text:p>K27</text:p>
          </table:table-cell>
          <table:table-cell office:value-type="string">
            <text:p>K43</text:p>
          </table:table-cell>
          <table:table-cell office:value-type="string">
            <text:p>K59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K12</text:p>
          </table:table-cell>
          <table:table-cell office:value-type="string">
            <text:p>K28</text:p>
          </table:table-cell>
          <table:table-cell office:value-type="string">
            <text:p>K44</text:p>
          </table:table-cell>
          <table:table-cell office:value-type="string">
            <text:p>K60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K13</text:p>
          </table:table-cell>
          <table:table-cell office:value-type="string">
            <text:p>K29</text:p>
          </table:table-cell>
          <table:table-cell office:value-type="string">
            <text:p>K45</text:p>
          </table:table-cell>
          <table:table-cell office:value-type="string">
            <text:p>K61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K14</text:p>
          </table:table-cell>
          <table:table-cell office:value-type="string">
            <text:p>K30</text:p>
          </table:table-cell>
          <table:table-cell office:value-type="string">
            <text:p>K46</text:p>
          </table:table-cell>
          <table:table-cell office:value-type="string">
            <text:p>K62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1">
            <text:p>1</text:p>
          </table:table-cell>
          <table:table-cell office:value-type="string">
            <text:p>K15</text:p>
          </table:table-cell>
          <table:table-cell office:value-type="string">
            <text:p>K31</text:p>
          </table:table-cell>
          <table:table-cell office:value-type="string">
            <text:p>K47</text:p>
          </table:table-cell>
          <table:table-cell office:value-type="string">
            <text:p>K63</text:p>
          </table:table-cell>
        </table:table-row>
      </table:table>
      <table:table table:name="decode-summer" table:style-name="ta1" table:print="false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office:annotation office:display="true" draw:style-name="gr1" draw:text-style-name="P2" svg:width="9.7299in" svg:height="4.372in" svg:x="2.6614in" svg:y="0.6283in" draw:caption-point-x="-0.8874in" draw:caption-point-y="-0.2689in">
              <dc:date>2015-12-15T00:00:00</dc:date>
              <text:p text:style-name="P1"><text:span text:style-name="T1">It starts with a 4:16 decoder.</text:span></text:p>
              <text:p text:style-name="P1"><text:span text:style-name="T1"/></text:p>
              <text:p text:style-name="P1"><text:span text:style-name="T1">One-hot outputs from the decoder turn on emitter follower transistors, as column select voltages.</text:span></text:p>
              <text:p text:style-name="P1"><text:span text:style-name="T1">Each column has 3 pots and a switch.</text:span></text:p>
              <text:p text:style-name="P1"><text:span text:style-name="T1">The wiper of each pot runs to an inverting summing amp, followed by a second inverting stage to de-invert it.</text:span></text:p>
              <text:p text:style-name="P1"><text:span text:style-name="T1">Each amp runs to an ADC channel on the processor.</text:span></text:p>
              <text:p text:style-name="P1"><text:span text:style-name="T1">It uses 5V and /-12V supplies, avoiding clipping and rail problems.</text:span></text:p>
              <text:p text:style-name="P1"><text:span text:style-name="T1"/></text:p>
              <text:p text:style-name="P1"><text:span text:style-name="T1">To answer the things we keep puzzling over:</text:span></text:p>
              <text:p text:style-name="P1"><text:span text:style-name="T1"/></text:p>
              <text:p text:style-name="P1"><text:span text:style-name="T1">It avoids the diode drops that a passive diode-max circuit would incur. <text:s/></text:span></text:p>
              <text:p text:style-name="P1"><text:span text:style-name="T1">There's an intermediate point (between the inversions) that the voltage swings below ground.</text:span></text:p>
              <text:p text:style-name="P1"><text:span text:style-name="T1">The one-hot &amp; opamp circuits effectively implement output = (15 * 0) + (V active channel).</text:span></text:p>
              <text:p text:style-name="P1"><text:span text:style-name="T1">Channels don't interact because they're looking into the virtual earth of the inverting summer.</text:span></text:p>
              <text:p text:style-name="P1"><text:span text:style-name="T1"/></text:p>
            </office:annotation>
            <text:p>Comment</text:p>
          </table:table-cell>
          <table:table-cell table:number-columns-repeated="3"/>
        </table:table-row>
        <table:table-row table:style-name="ro1" table:number-rows-repeated="26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rice</text:p>
          </table:table-cell>
          <table:table-cell office:value-type="string">
            <text:p>Quantity</text:p>
          </table:table-cell>
          <table:table-cell office:value-type="string">
            <text:p>Sub</text:p>
          </table:table-cell>
        </table:table-row>
        <table:table-row table:style-name="ro1">
          <table:table-cell/>
          <table:table-cell office:value-type="string">
            <text:p>LM358</text:p>
          </table:table-cell>
          <table:table-cell table:style-name="ce1" office:value-type="currency" office:currency="USD" office:value="0.08">
            <text:p>$0.08</text:p>
          </table:table-cell>
          <table:table-cell office:value-type="float" office:value="4">
            <text:p>4</text:p>
          </table:table-cell>
          <table:table-cell table:formula="of:=[.C31]*[.D31]" office:value-type="currency" office:currency="USD" office:value="0.32">
            <text:p>$0.32</text:p>
          </table:table-cell>
        </table:table-row>
        <table:table-row table:style-name="ro1">
          <table:table-cell/>
          <table:table-cell office:value-type="string">
            <text:p>Res</text:p>
          </table:table-cell>
          <table:table-cell table:style-name="ce1" office:value-type="currency" office:currency="USD" office:value="0.01">
            <text:p>$0.01</text:p>
          </table:table-cell>
          <table:table-cell office:value-type="float" office:value="80">
            <text:p>80</text:p>
          </table:table-cell>
          <table:table-cell table:formula="of:=[.C32]*[.D32]" office:value-type="currency" office:currency="USD" office:value="0.8">
            <text:p>$0.80</text:p>
          </table:table-cell>
        </table:table-row>
        <table:table-row table:style-name="ro1">
          <table:table-cell/>
          <table:table-cell office:value-type="string">
            <text:p>BJT</text:p>
          </table:table-cell>
          <table:table-cell table:style-name="ce1" office:value-type="currency" office:currency="USD" office:value="0.01">
            <text:p>$0.01</text:p>
          </table:table-cell>
          <table:table-cell office:value-type="float" office:value="16">
            <text:p>16</text:p>
          </table:table-cell>
          <table:table-cell table:formula="of:=[.C33]*[.D33]" office:value-type="currency" office:currency="USD" office:value="0.16">
            <text:p>$0.16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table:formula="of:=SUM([.E31:.E38])" office:value-type="currency" office:currency="USD" office:value="1.28">
            <text:p>$1.28</text:p>
          </table:table-cell>
        </table:table-row>
      </table:table>
      <table:table table:name="Control" table:style-name="ta1" table:print="false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Bank Select</text:p>
          </table:table-cell>
          <table:table-cell office:value-type="string">
            <text:p>Pole Select</text:p>
          </table:table-cell>
          <table:table-cell office:value-type="string">
            <text:p>A0</text:p>
          </table:table-cell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A3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0x0</text:p>
          </table:table-cell>
          <table:table-cell office:value-type="string">
            <text:p>K00</text:p>
          </table:table-cell>
          <table:table-cell office:value-type="string">
            <text:p>K16</text:p>
          </table:table-cell>
          <table:table-cell office:value-type="string">
            <text:p>K32</text:p>
          </table:table-cell>
          <table:table-cell office:value-type="string">
            <text:p>K48</text:p>
          </table:table-cell>
        </table:table-row>
        <table:table-row table:style-name="ro1">
          <table:table-cell table:number-columns-repeated="2"/>
          <table:table-cell office:value-type="string">
            <text:p>0x0</text:p>
          </table:table-cell>
          <table:table-cell office:value-type="string">
            <text:p>0x1</text:p>
          </table:table-cell>
          <table:table-cell office:value-type="string">
            <text:p>K01</text:p>
          </table:table-cell>
          <table:table-cell office:value-type="string">
            <text:p>K17</text:p>
          </table:table-cell>
          <table:table-cell office:value-type="string">
            <text:p>K33</text:p>
          </table:table-cell>
          <table:table-cell office:value-type="string">
            <text:p>K49</text:p>
          </table:table-cell>
        </table:table-row>
        <table:table-row table:style-name="ro1">
          <table:table-cell table:number-columns-repeated="2"/>
          <table:table-cell office:value-type="string">
            <text:p>0x0</text:p>
          </table:table-cell>
          <table:table-cell office:value-type="string">
            <text:p>0x2</text:p>
          </table:table-cell>
          <table:table-cell office:value-type="string">
            <text:p>K02</text:p>
          </table:table-cell>
          <table:table-cell office:value-type="string">
            <text:p>K18</text:p>
          </table:table-cell>
          <table:table-cell office:value-type="string">
            <text:p>K34</text:p>
          </table:table-cell>
          <table:table-cell office:value-type="string">
            <text:p>K50</text:p>
          </table:table-cell>
        </table:table-row>
        <table:table-row table:style-name="ro1">
          <table:table-cell table:number-columns-repeated="2"/>
          <table:table-cell office:value-type="string">
            <text:p>0x0</text:p>
          </table:table-cell>
          <table:table-cell office:value-type="string">
            <text:p>0x3</text:p>
          </table:table-cell>
          <table:table-cell office:value-type="string">
            <text:p>K03</text:p>
          </table:table-cell>
          <table:table-cell office:value-type="string">
            <text:p>K19</text:p>
          </table:table-cell>
          <table:table-cell office:value-type="string">
            <text:p>K35</text:p>
          </table:table-cell>
          <table:table-cell office:value-type="string">
            <text:p>K51</text:p>
          </table:table-cell>
        </table:table-row>
        <table:table-row table:style-name="ro1">
          <table:table-cell table:number-columns-repeated="2"/>
          <table:table-cell office:value-type="string">
            <text:p>0x1</text:p>
          </table:table-cell>
          <table:table-cell office:value-type="string">
            <text:p>0x0</text:p>
          </table:table-cell>
          <table:table-cell office:value-type="string">
            <text:p>K04</text:p>
          </table:table-cell>
          <table:table-cell office:value-type="string">
            <text:p>K20</text:p>
          </table:table-cell>
          <table:table-cell office:value-type="string">
            <text:p>K36</text:p>
          </table:table-cell>
          <table:table-cell office:value-type="string">
            <text:p>K52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0x1</text:p>
          </table:table-cell>
          <table:table-cell office:value-type="string">
            <text:p>K05</text:p>
          </table:table-cell>
          <table:table-cell office:value-type="string">
            <text:p>K21</text:p>
          </table:table-cell>
          <table:table-cell office:value-type="string">
            <text:p>K37</text:p>
          </table:table-cell>
          <table:table-cell office:value-type="string">
            <text:p>K53</text:p>
          </table:table-cell>
        </table:table-row>
        <table:table-row table:style-name="ro1">
          <table:table-cell table:number-columns-repeated="2"/>
          <table:table-cell office:value-type="string">
            <text:p>0x1</text:p>
          </table:table-cell>
          <table:table-cell office:value-type="string">
            <text:p>0x2</text:p>
          </table:table-cell>
          <table:table-cell office:value-type="string">
            <text:p>K06</text:p>
          </table:table-cell>
          <table:table-cell office:value-type="string">
            <text:p>K22</text:p>
          </table:table-cell>
          <table:table-cell office:value-type="string">
            <text:p>K38</text:p>
          </table:table-cell>
          <table:table-cell office:value-type="string">
            <text:p>K54</text:p>
          </table:table-cell>
        </table:table-row>
        <table:table-row table:style-name="ro1">
          <table:table-cell table:number-columns-repeated="2"/>
          <table:table-cell office:value-type="string">
            <text:p>0x1</text:p>
          </table:table-cell>
          <table:table-cell office:value-type="string">
            <text:p>0x3</text:p>
          </table:table-cell>
          <table:table-cell office:value-type="string">
            <text:p>K07</text:p>
          </table:table-cell>
          <table:table-cell office:value-type="string">
            <text:p>K23</text:p>
          </table:table-cell>
          <table:table-cell office:value-type="string">
            <text:p>K39</text:p>
          </table:table-cell>
          <table:table-cell office:value-type="string">
            <text:p>K55</text:p>
          </table:table-cell>
        </table:table-row>
        <table:table-row table:style-name="ro1">
          <table:table-cell table:number-columns-repeated="2"/>
          <table:table-cell office:value-type="string">
            <text:p>0x2</text:p>
          </table:table-cell>
          <table:table-cell office:value-type="string">
            <text:p>0x0</text:p>
          </table:table-cell>
          <table:table-cell office:value-type="string">
            <text:p>K08</text:p>
          </table:table-cell>
          <table:table-cell office:value-type="string">
            <text:p>K24</text:p>
          </table:table-cell>
          <table:table-cell office:value-type="string">
            <text:p>K40</text:p>
          </table:table-cell>
          <table:table-cell office:value-type="string">
            <text:p>K56</text:p>
          </table:table-cell>
        </table:table-row>
        <table:table-row table:style-name="ro1">
          <table:table-cell table:number-columns-repeated="2"/>
          <table:table-cell office:value-type="string">
            <text:p>0x2</text:p>
          </table:table-cell>
          <table:table-cell office:value-type="string">
            <text:p>0x1</text:p>
          </table:table-cell>
          <table:table-cell office:value-type="string">
            <text:p>K09</text:p>
          </table:table-cell>
          <table:table-cell office:value-type="string">
            <text:p>K25</text:p>
          </table:table-cell>
          <table:table-cell office:value-type="string">
            <text:p>K41</text:p>
          </table:table-cell>
          <table:table-cell office:value-type="string">
            <text:p>K57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0x2</text:p>
          </table:table-cell>
          <table:table-cell office:value-type="string">
            <text:p>K10</text:p>
          </table:table-cell>
          <table:table-cell office:value-type="string">
            <text:p>K26</text:p>
          </table:table-cell>
          <table:table-cell office:value-type="string">
            <text:p>K42</text:p>
          </table:table-cell>
          <table:table-cell office:value-type="string">
            <text:p>K58</text:p>
          </table:table-cell>
        </table:table-row>
        <table:table-row table:style-name="ro1">
          <table:table-cell table:number-columns-repeated="2"/>
          <table:table-cell office:value-type="string">
            <text:p>0x2</text:p>
          </table:table-cell>
          <table:table-cell office:value-type="string">
            <text:p>0x3</text:p>
          </table:table-cell>
          <table:table-cell office:value-type="string">
            <text:p>K11</text:p>
          </table:table-cell>
          <table:table-cell office:value-type="string">
            <text:p>K27</text:p>
          </table:table-cell>
          <table:table-cell office:value-type="string">
            <text:p>K43</text:p>
          </table:table-cell>
          <table:table-cell office:value-type="string">
            <text:p>K59</text:p>
          </table:table-cell>
        </table:table-row>
        <table:table-row table:style-name="ro1">
          <table:table-cell table:number-columns-repeated="2"/>
          <table:table-cell office:value-type="string">
            <text:p>0x3</text:p>
          </table:table-cell>
          <table:table-cell office:value-type="string">
            <text:p>0x0</text:p>
          </table:table-cell>
          <table:table-cell office:value-type="string">
            <text:p>K12</text:p>
          </table:table-cell>
          <table:table-cell office:value-type="string">
            <text:p>K28</text:p>
          </table:table-cell>
          <table:table-cell office:value-type="string">
            <text:p>K44</text:p>
          </table:table-cell>
          <table:table-cell office:value-type="string">
            <text:p>K60</text:p>
          </table:table-cell>
        </table:table-row>
        <table:table-row table:style-name="ro1">
          <table:table-cell table:number-columns-repeated="2"/>
          <table:table-cell office:value-type="string">
            <text:p>0x3</text:p>
          </table:table-cell>
          <table:table-cell office:value-type="string">
            <text:p>0x1</text:p>
          </table:table-cell>
          <table:table-cell office:value-type="string">
            <text:p>K13</text:p>
          </table:table-cell>
          <table:table-cell office:value-type="string">
            <text:p>K29</text:p>
          </table:table-cell>
          <table:table-cell office:value-type="string">
            <text:p>K45</text:p>
          </table:table-cell>
          <table:table-cell office:value-type="string">
            <text:p>K61</text:p>
          </table:table-cell>
        </table:table-row>
        <table:table-row table:style-name="ro1">
          <table:table-cell table:number-columns-repeated="2"/>
          <table:table-cell office:value-type="string">
            <text:p>0x3</text:p>
          </table:table-cell>
          <table:table-cell office:value-type="string">
            <text:p>0x2</text:p>
          </table:table-cell>
          <table:table-cell office:value-type="string">
            <text:p>K14</text:p>
          </table:table-cell>
          <table:table-cell office:value-type="string">
            <text:p>K30</text:p>
          </table:table-cell>
          <table:table-cell office:value-type="string">
            <text:p>K46</text:p>
          </table:table-cell>
          <table:table-cell office:value-type="string">
            <text:p>K62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0x3</text:p>
          </table:table-cell>
          <table:table-cell office:value-type="string">
            <text:p>K15</text:p>
          </table:table-cell>
          <table:table-cell office:value-type="string">
            <text:p>K31</text:p>
          </table:table-cell>
          <table:table-cell office:value-type="string">
            <text:p>K47</text:p>
          </table:table-cell>
          <table:table-cell office:value-type="string">
            <text:p>K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1/26/2016</text:date>, <text:time>03:2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30M54S</meta:editing-duration>
    <meta:editing-cycles>8</meta:editing-cycles>
    <meta:generator>OpenOffice.org/3.4.1$Win32 OpenOffice.org_project/341m1$Build-9593</meta:generator>
    <dc:date>2016-01-26T03:27:32.76</dc:date>
    <meta:document-statistic meta:table-count="4" meta:cell-count="329" meta:object-count="0"/>
    <meta:user-defined meta:name="Info 1"/>
    <meta:user-defined meta:name="Info 2"/>
    <meta:user-defined meta:name="Info 3"/>
    <meta:user-defined meta:name="Info 4"/>
  </office:meta>
</office:document-meta>
</file>